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Évaluation de la page de voyage d’études :</text:p>
      <text:p text:style-name="Normal"/>
      <text:p text:style-name="Normal">Compatibilité :</text:p>
      <text:p text:style-name="Normal">L’interface<text:s/>ressemble<text:s/>a un formulaire assez normal, il n’y a pas de date dans ma page du site voyage d’étude du CPNV, mais un format JJ/MM/AAAA serait le plus adéquat.</text:p>
      <text:p text:style-name="Normal">Signification des codes :</text:p>
      <text:p text:style-name="Normal">Des abréviations<text:s/>ne sont pas utilisées et le vocabulaire est le plus professionnel possible sans trop de mots<text:s/>techniques<text:s/>pour que la<text:s/>compréhension<text:s/>soit facile, les icones on toujours leur signification dedans ou dessus.</text:p>
      <text:p text:style-name="Normal"/>
      <text:p text:style-name="Normal">Homogénéité et Cohérence :</text:p>
      <text:p text:style-name="Normal">Il existe une seule page donc<text:s/>il n’y a pas<text:s/>de page pour comparer, le<text:s/>thème<text:s/>graphique<text:s/>est toujours le<text:s/>même<text:s/>dans<text:s/>ma<text:s/>page, il y a<text:s/>des changements<text:s/>pour des titre et sous titres et aussi la barre de navigation, la couleur des boutons est<text:s/>toujours<text:s/>la même pour le respectif bouton.</text:p>
      <text:p text:style-name="Normal"/>
      <text:p text:style-name="Normal">Gestion des erreurs :</text:p>
      <text:p text:style-name="Normal">Il<text:s/>y une<text:s/>alerte pour quelques validations de données, les messages restent simples et la couleur est rouge pour indiquer une erreur,<text:s/>les informations<text:s/>de<text:s/>comment<text:s/>corriger l’erreur sont affichés, le message est aussi assez court avec 3-4 mots.</text:p>
      <text:p text:style-name="Normal"/>
      <text:p text:style-name="Normal">Adaptabilité :</text:p>
      <text:p text:style-name="Normal">1-2 donnés numériques le système est capable de corriger mais rien de plus<text:s/>malheureusement, pas beaucoup de choix mais les options sont<text:s/>utiles, ça<text:s/>dépend<text:s/>de ce que l’utilisateur veut mais si c’est rentrer les<text:s/>données<text:s/>d’un élève oui<text:s/>tout à fait.</text:p>
      <text:p text:style-name="Normal"/>
      <text:p text:style-name="Normal">Guidage :</text:p>
      <text:p text:style-name="Normal">Il y a<text:s/>des boules<text:s/>d’aide qui incitent l’utilisateur a remplir les champs avec les informations demandées,</text:p>
      <text:p text:style-name="Normal">La lisibilité est assez bonne a mon avis.</text:p>
      <text:p text:style-name="Normal"/>
      <text:p text:style-name="Normal">Charge de travail :</text:p>
      <text:p text:style-name="Normal">Le site est assez bref et simple a utiliser, il y a que les information nécessaires qui sont affichées</text:p>
      <text:p text:style-name="Normal"/>
      <text:p text:style-name="Normal">Contrôle : Utilisateur a le contrôle des informations qui sont insérées mais avec<text:s/>quelques restrictions<text:s/>pour que l’utilisateur n’insère pas des données erronées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lly fernandes</meta:initial-creator>
    <dc:creator>kelly fernandes</dc:creator>
    <meta:creation-date>2019-11-10T18:37:00Z</meta:creation-date>
    <dc:date>2019-11-10T20:01:00Z</dc:date>
    <meta:template xlink:href="Normal.dotm" xlink:type="simple"/>
    <meta:editing-cycles>2</meta:editing-cycles>
    <meta:editing-duration>PT4020S</meta:editing-duration>
    <meta:document-statistic meta:page-count="2" meta:paragraph-count="3" meta:word-count="270" meta:character-count="1753" meta:row-count="12" meta:non-whitespace-character-count="1486"/>
  </office:meta>
</office:document-meta>
</file>